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189b1" officeooo:paragraph-rsid="001189b1"/>
    </style:style>
    <style:style style:name="P2" style:family="paragraph" style:parent-style-name="Text_20_body">
      <style:text-properties officeooo:rsid="001189b1" officeooo:paragraph-rsid="001189b1"/>
    </style:style>
    <style:style style:name="P3" style:family="paragraph" style:parent-style-name="Text_20_body">
      <style:paragraph-properties fo:margin-left="0.4925in" fo:margin-right="0in" fo:text-indent="0in" style:auto-text-indent="false"/>
      <style:text-properties officeooo:paragraph-rsid="001189b1"/>
    </style:style>
    <style:style style:name="P4" style:family="paragraph" style:parent-style-name="Text_20_body">
      <style:paragraph-properties fo:margin-left="0.4925in" fo:margin-right="0in" fo:text-indent="0in" style:auto-text-indent="false"/>
      <style:text-properties officeooo:rsid="001189b1" officeooo:paragraph-rsid="001189b1"/>
    </style:style>
    <style:style style:name="P5" style:family="paragraph" style:parent-style-name="Text_20_body">
      <style:paragraph-properties fo:margin-left="0.4925in" fo:margin-right="0in" fo:text-indent="0in" style:auto-text-indent="false"/>
      <style:text-properties fo:font-weight="normal" officeooo:rsid="001189b1" officeooo:paragraph-rsid="001189b1" style:font-weight-asian="normal" style:font-weight-complex="normal"/>
    </style:style>
    <style:style style:name="P6" style:family="paragraph" style:parent-style-name="Text_20_body">
      <style:paragraph-properties fo:margin-left="0.4925in" fo:margin-right="0in" fo:text-indent="0in" style:auto-text-indent="false"/>
      <style:text-properties fo:font-weight="normal" officeooo:rsid="00148429" officeooo:paragraph-rsid="00148429" style:font-weight-asian="normal" style:font-weight-complex="normal"/>
    </style:style>
    <style:style style:name="P7" style:family="paragraph" style:parent-style-name="Text_20_body">
      <style:paragraph-properties fo:margin-left="0.4925in" fo:margin-right="0in" fo:text-indent="0in" style:auto-text-indent="false"/>
      <style:text-properties fo:font-weight="normal" officeooo:rsid="00160786" officeooo:paragraph-rsid="00160786" style:font-weight-asian="normal" style:font-weight-complex="normal"/>
    </style:style>
    <style:style style:name="P8" style:family="paragraph" style:parent-style-name="Heading_20_1">
      <style:text-properties officeooo:rsid="001189b1" officeooo:paragraph-rsid="001189b1"/>
    </style:style>
    <style:style style:name="T1" style:family="text">
      <style:text-properties officeooo:rsid="001189b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2f0af" style:font-style-asian="italic" style:font-style-complex="italic"/>
    </style:style>
    <style:style style:name="T6" style:family="text">
      <style:text-properties officeooo:rsid="0012f0af"/>
    </style:style>
    <style:style style:name="T7" style:family="text">
      <style:text-properties fo:font-style="normal" style:font-style-asian="normal" style:font-style-complex="normal"/>
    </style:style>
    <style:style style:name="T8" style:family="text">
      <style:text-properties fo:font-style="normal" officeooo:rsid="0012f0af" style:font-style-asian="normal" style:font-style-complex="normal"/>
    </style:style>
    <style:style style:name="T9" style:family="text">
      <style:text-properties fo:font-style="normal" officeooo:rsid="0016d527"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6d527"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ompletely New Language</text:p>
      <text:p text:style-name="P2"/>
      <text:h text:style-name="P8" text:outline-level="1">The Unfamiliar Word</text:h>
      <text:p text:style-name="P3"><text:span text:style-name="T1">When a person is speaking a language you’re not familiar with at all, you need to be able to understand enough ‘trust’ in their language to solve problems. <text:s/>There are ways of obtaining ‘trust’ in a language without understanding any of the words.</text:span></text:p>
      <text:p text:style-name="P4">Someone who speaks a language and understands it will emphasize the syllables that they feel are important. <text:s/>Therefore, by listening to the syllables stressed by the party speaking the unfamiliar language, you can obtain the important parts of a word or sentence. <text:s/>Begin by repeating the word or sentence back to the person to make sure you’re pronouncing it correctly:</text:p>
      <text:p text:style-name="P4"><text:tab/><text:span text:style-name="T2">Other: </text:span><text:span text:style-name="T3">Baya Kisokalanta hey</text:span></text:p>
      <text:p text:style-name="P4"><text:span text:style-name="T3"><text:tab/></text:span><text:span text:style-name="T2">You: </text:span><text:span text:style-name="T3">Ba ya Ki so ka lan ta hey</text:span></text:p>
      <text:p text:style-name="P4"><text:span text:style-name="T3"><text:tab/></text:span><text:span text:style-name="T2">Other: </text:span><text:span text:style-name="T3">Kisokalanta eck kara kya hey?</text:span></text:p>
      <text:p text:style-name="P5">Often, the other party will not pause to allow you time to react to this unfamiliar language, but do your best to work on a single sentence at a time, and often, a single word at a time is the easiest way to communicate. <text:s/>Here, we’ll work on the first sentence the other party said: Baya Kisakolanta Hey. <text:s/><text:span text:style-name="T6">The stressed syllables are in italics.</text:span></text:p>
      <text:p text:style-name="P5"><text:tab/><text:span text:style-name="T2">You: </text:span><text:span text:style-name="T5">Ba</text:span><text:span text:style-name="T8"> ya <text:s text:c="2"/>Ki </text:span><text:span text:style-name="T5">so</text:span><text:span text:style-name="T8"> ka </text:span><text:span text:style-name="T5">lan</text:span><text:span text:style-name="T8"> ta <text:s text:c="2"/>hey</text:span></text:p>
      <text:p text:style-name="P6"><text:span text:style-name="T8">T</text:span><text:span text:style-name="T7">he speaker of the language understands the important parts of the sentence, even if they’re not familiar with how they emphasize them, and you can mimic the important parts of the sentence simply by repeating only the stressed syllables:</text:span></text:p>
      <text:p text:style-name="P6"><text:span text:style-name="T7"><text:tab/></text:span><text:span text:style-name="T10">You: </text:span><text:span text:style-name="T4">Ba so lan </text:span><text:span text:style-name="T7">?</text:span></text:p>
      <text:p text:style-name="P6"><text:span text:style-name="T7">The speaker will hear something they’re expecting you might have asked if you weren’t clear on the speakers meaning or are unfamiliar with the language, and will likely reply with the syllables in a different sentence:</text:span></text:p>
      <text:p text:style-name="P6"><text:span text:style-name="T7"><text:tab/></text:span><text:span text:style-name="T10">Other: </text:span><text:span text:style-name="T7">Ah, so </text:span><text:span text:style-name="T4">kya</text:span><text:span text:style-name="T7"> </text:span><text:span text:style-name="T4">lan</text:span><text:span text:style-name="T7"> va eto </text:span><text:span text:style-name="T4">hey</text:span><text:span text:style-name="T7">?</text:span></text:p>
      <text:p text:style-name="P7"><text:span text:style-name="T7">You have received more information about the important syllables you have identified, and in this new form, you can construct a sentence that can communicate your intent. <text:s/>The last question to ask is, “Is this other party attempting to give me something, or are they asking for something from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4:01:41.980229907</meta:creation-date>
    <dc:date>2018-04-22T14:16:07.471934516</dc:date>
    <meta:editing-duration>PT14M26S</meta:editing-duration>
    <meta:editing-cycles>5</meta:editing-cycles>
    <meta:generator>LibreOffice/5.4.6.2$Linux_X86_64 LibreOffice_project/40m0$Build-2</meta:generator>
    <meta:document-statistic meta:table-count="0" meta:image-count="0" meta:object-count="0" meta:page-count="1" meta:paragraph-count="14" meta:word-count="340" meta:character-count="1938" meta:non-whitespace-character-count="1596"/>
  </office:meta>
</office:document-meta>
</file>